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7937BCA082C66276.png" manifest:media-type="image/png"/>
  <manifest:file-entry manifest:full-path="Pictures/100000000000055000000300CDF445F254ED7B6F.png" manifest:media-type="image/png"/>
  <manifest:file-entry manifest:full-path="Pictures/1000000000000550000003007080C96602AFC45C.png" manifest:media-type="image/png"/>
  <manifest:file-entry manifest:full-path="Pictures/1000000000000550000003006D18E2C1EC061491.png" manifest:media-type="image/png"/>
  <manifest:file-entry manifest:full-path="Pictures/10000000000005500000030043E355C9DEB55F97.png" manifest:media-type="image/png"/>
  <manifest:file-entry manifest:full-path="Pictures/100000000000055000000300B3D33C0C005E8B25.png" manifest:media-type="image/png"/>
  <manifest:file-entry manifest:full-path="Pictures/10000000000005500000030093A1D0672ED6C871.png" manifest:media-type="image/png"/>
  <manifest:file-entry manifest:full-path="Pictures/1000000000000550000003008FDD9201DFC054C9.png" manifest:media-type="image/png"/>
  <manifest:file-entry manifest:full-path="Pictures/10000000000005500000030069F9886C18324529.png" manifest:media-type="image/png"/>
  <manifest:file-entry manifest:full-path="Pictures/100000000000055000000300004A6D144622D9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9102in" draw:z-index="0"><draw:image xlink:href="Pictures/10000000000005500000030093A1D0672ED6C8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6.9252in" svg:height="3.9102in" draw:z-index="1"><draw:image xlink:href="Pictures/1000000000000550000003008FDD9201DFC054C9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6.9252in" svg:height="3.9102in" draw:z-index="2"><draw:image xlink:href="Pictures/10000000000005500000030069F9886C183245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width="6.9252in" svg:height="3.9102in" draw:z-index="3"><draw:image xlink:href="Pictures/100000000000055000000300004A6D144622D9D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5" text:anchor-type="paragraph" svg:width="6.9252in" svg:height="3.9102in" draw:z-index="4"><draw:image xlink:href="Pictures/100000000000055000000300B3D33C0C005E8B25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6" text:anchor-type="paragraph" svg:width="6.9252in" svg:height="3.9102in" draw:z-index="5"><draw:image xlink:href="Pictures/10000000000005500000030043E355C9DEB55F9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6.9252in" svg:height="3.9102in" draw:z-index="6"><draw:image xlink:href="Pictures/1000000000000550000003006D18E2C1EC061491.png" xlink:type="simple" xlink:show="embed" xlink:actuate="onLoad"/></draw:frame></text:p>
      <text:p text:style-name="Standard"><draw:frame draw:style-name="fr1" draw:name="Image8" text:anchor-type="paragraph" svg:width="6.9252in" svg:height="3.9102in" draw:z-index="7"><draw:image xlink:href="Pictures/1000000000000550000003007080C96602AFC45C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width="6.9252in" svg:height="3.9102in" draw:z-index="8"><draw:image xlink:href="Pictures/100000000000055000000300CDF445F254ED7B6F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10" text:anchor-type="paragraph" svg:width="6.9252in" svg:height="3.9102in" draw:z-index="9"><draw:image xlink:href="Pictures/1000000000000550000003007937BCA082C6627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01:36:30.655444495</meta:creation-date>
    <dc:date>2017-11-24T01:42:06.246354420</dc:date>
    <meta:editing-duration>PT5M36S</meta:editing-duration>
    <meta:editing-cycles>2</meta:editing-cycles>
    <meta:generator>LibreOffice/5.1.6.2$Linux_X86_64 LibreOffice_project/10m0$Build-2</meta:generator>
    <meta:document-statistic meta:table-count="0" meta:image-count="10" meta:object-count="0" meta:page-count="6" meta:paragraph-count="0" meta:word-count="0" meta:character-count="0" meta:non-whitespace-character-count="0"/>
  </office:meta>
</office:document-meta>
</file>